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20pt" officeooo:paragraph-rsid="00135605" style:font-size-asian="20pt" style:font-size-complex="20pt"/>
    </style:style>
    <style:style style:name="P2" style:family="paragraph" style:parent-style-name="Standard">
      <style:text-properties fo:font-size="20pt" style:font-size-asian="20pt" style:font-size-complex="2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 Rã </text:h>
      <text:section text:style-name="Sect1" text:name="cabecalho">
        <text:h text:style-name="Heading_20_2" text:outline-level="2"><text:bookmark text:name="identificador_artista"/><text:a xlink:type="simple" xlink:href="http://letras.mus.br/caetano-veloso/">Caetano Veloso</text:a></text:h>
      </text:section>
      <text:section text:style-name="Sect1" text:name="main_cnt">
        <text:p text:style-name="Standard"/>
        <text:section text:style-name="Sect1" text:name="div_letra">
          <text:p text:style-name="P1">Coro de cor sombra de som de cor de mal me quer<text:line-break/></text:p>
          <text:p text:style-name="P1">De mal me quer de bem de bem me diz<text:line-break/></text:p>
          <text:p text:style-name="P1">De me dizendo assim serei feliz<text:line-break/></text:p>
          <text:p text:style-name="P1">Serei feliz de flor de flor em flor<text:line-break/></text:p>
          <text:p text:style-name="P1">De samba em samba em som de vai e vem<text:line-break/></text:p>
          <text:p text:style-name="P1">De verde verde ver pé de capim<text:line-break/></text:p>
          <text:p text:style-name="P1">Bico de pena pio de bem-te-vi<text:line-break/></text:p>
          <text:p text:style-name="P1">Amanhecendo sim perto de mim<text:line-break/></text:p>
          <text:p text:style-name="P1">Perto da claridade da manhã<text:line-break/></text:p>
          <text:p text:style-name="P1">A grama a lama tudo é minha irmã<text:line-break/></text:p>
          <text:p text:style-name="P1">A rama, o sapo, o salto<text:line-break/></text:p>
          <text:p text:style-name="P1">De uma rã.</text:p>
        </text:section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08:12:32.17</meta:creation-date>
    <dc:date>2015-02-25T08:14:13.05</dc:date>
    <meta:editing-duration>P0D</meta:editing-duration>
    <meta:editing-cycles>1</meta:editing-cycles>
    <meta:document-statistic meta:table-count="0" meta:image-count="0" meta:object-count="0" meta:page-count="1" meta:paragraph-count="14" meta:word-count="90" meta:character-count="394" meta:non-whitespace-character-count="306"/>
    <meta:generator>LibreOffice/4.0.1.2$Windows_x86 LibreOffice_project/84102822e3d61eb989ddd325abf1ac077904985</meta:generator>
  </office:meta>
</office:document-meta>
</file>